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DejaVu Sans1" svg:font-family="'DejaVu Sans'" style:font-pitch="variable"/>
    <style:font-face style:name="Georgia1" svg:font-family="Georgia" style:font-pitch="variable"/>
    <style:font-face style:name="Linux Libertine Display" svg:font-family="'Linux Libertine Display'"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in" fo:margin-bottom="0in" style:line-height-at-least="0.0693in" fo:text-align="center" style:justify-single-word="false"/>
    </style:style>
    <style:style style:name="P3" style:family="paragraph" style:parent-style-name="Standard">
      <style:paragraph-properties fo:margin-top="0in" fo:margin-bottom="0in" style:line-height-at-least="0.0693in" fo:text-align="start" style:justify-single-word="false"/>
      <style:text-properties fo:font-variant="normal" fo:text-transform="none" fo:color="#000000" style:text-line-through-style="none" style:text-position="0% 100%" style:font-name="Helvetica" fo:font-size="12pt" fo:font-style="normal" style:text-underline-style="none" fo:font-weight="normal" style:font-name-asian="Helvetica" style:font-size-asian="12pt" style:font-style-asian="normal" style:font-weight-asian="normal" style:font-name-complex="Helvetica" style:font-size-complex="12pt"/>
    </style:style>
    <style:style style:name="P4" style:family="paragraph" style:parent-style-name="Standard">
      <style:paragraph-properties fo:margin-top="0in" fo:margin-bottom="0in" style:line-height-at-least="0.0693in" fo:text-align="start" style:justify-single-word="false"/>
      <style:text-properties fo:font-variant="normal" fo:text-transform="none" fo:color="#000000" style:text-line-through-style="none" style:text-position="0% 10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italic"/>
    </style:style>
    <style:style style:name="P5" style:family="paragraph" style:parent-style-name="Standard">
      <style:paragraph-properties fo:margin-top="0in" fo:margin-bottom="0in" style:line-height-at-least="0.0693in" fo:text-align="center" style:justify-single-word="false"/>
      <style:text-properties fo:font-variant="normal" fo:text-transform="none" fo:color="#000000" style:text-line-through-style="none" style:text-position="0% 100%" style:font-name="Times New Roman" fo:font-size="12pt" fo:font-style="italic" style:text-underline-style="none" fo:font-weight="normal" style:font-name-asian="Helvetica" style:font-size-asian="12pt" style:font-style-asian="italic" style:font-weight-asian="normal" style:font-name-complex="Helvetica" style:font-size-complex="12pt" style:font-style-complex="italic"/>
    </style:style>
    <style:style style:name="P6" style:family="paragraph" style:parent-style-name="Standard" style:list-style-name="L1">
      <style:paragraph-properties fo:margin-top="0in" fo:margin-bottom="0in" style:line-height-at-least="0.0693in" fo:text-align="center" style:justify-single-word="false"/>
      <style:text-properties fo:font-variant="normal" fo:text-transform="none" fo:color="#000000" style:text-line-through-style="none" style:text-position="0% 100%" style:font-name="Times New Roman" fo:font-size="12pt" fo:font-style="italic" style:text-underline-style="none" fo:font-weight="normal" style:font-name-asian="Helvetica" style:font-size-asian="12pt" style:font-style-asian="italic" style:font-weight-asian="normal" style:font-name-complex="Helvetica" style:font-size-complex="12pt" style:font-style-complex="italic"/>
    </style:style>
    <style:style style:name="P7" style:family="paragraph" style:parent-style-name="Standard">
      <style:paragraph-properties fo:margin-top="0in" fo:margin-bottom="0in" style:line-height-at-least="0.0693in" fo:text-align="start" style:justify-single-word="false"/>
      <style:text-properties fo:font-size="12pt" style:font-size-asian="12pt" style:font-size-complex="12pt"/>
    </style:style>
    <style:style style:name="P8" style:family="paragraph" style:parent-style-name="Standard" style:master-page-name="Standard">
      <style:paragraph-properties fo:margin-top="0in" fo:margin-bottom="0in" style:line-height-at-least="0.0693in" fo:text-align="end" style:justify-single-word="false" style:page-number="auto"/>
      <style:text-properties fo:font-variant="normal" fo:text-transform="none" fo:color="#000000" style:text-line-through-style="none" style:text-position="0% 100%" style:font-name="Helvetica" fo:font-size="12pt" fo:font-style="normal" style:text-underline-style="none" fo:font-weight="normal" style:font-name-asian="Helvetica" style:font-size-asian="12pt" style:font-style-asian="normal" style:font-weight-asian="normal" style:font-name-complex="Helvetica" style:font-size-complex="12pt"/>
    </style:style>
    <style:style style:name="T1" style:family="text">
      <style:text-properties fo:font-variant="normal" fo:text-transform="none" fo:color="#000000" style:text-line-through-style="none" style:text-position="0% 100%" style:font-name="Helvetica" fo:font-style="normal" style:text-underline-style="none" fo:font-weight="normal" style:font-name-asian="Helvetica" style:font-style-asian="normal" style:font-weight-asian="normal" style:font-name-complex="Helvetica"/>
    </style:style>
    <style:style style:name="T2" style:family="text">
      <style:text-properties fo:font-style="italic" style:font-style-asian="italic" style:font-style-complex="italic"/>
    </style:style>
    <style:style style:name="T3" style:family="text">
      <style:text-properties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ook 23 Outline <text:s text:c="91"/>Eke Wokocha</text:p>
      <text:p text:style-name="P7"/>
      <text:p text:style-name="P1">I. The nurse Goes Up Stairs to tell Penelope he news.</text:p>
      <text:p text:style-name="P3"><text:tab/>a. The nurse went upstairs to wake up Penelope and she tells her that Odysseus <text:tab/> <text:s text:c="3"/>has returned </text:p>
      <text:p text:style-name="P3"><text:tab/>b. Penelope doesn't believe her and the nurse is surprised</text:p>
      <text:p text:style-name="P3"><text:tab/>c. Eurykleia said:</text:p>
      <text:p text:style-name="P2"><text:tab/><text:span text:style-name="T2">"Would I play such a trick on you dear child? It is true, true, as I tell you, he has come! <text:tab/>That stranger they were baiting with was Odysseus. Telémakhos knew it days ago- cool head, never to give his father away, till he paid off those swollen dogs!"</text:span></text:p>
      <text:p text:style-name="P2"><text:span text:style-name="T2">Book 23, Lines 27-32</text:span></text:p>
      <text:p text:style-name="P3"><text:tab/>d. she tells her that dead bodies, [the suitors] were piled up at the gate of the <text:s text:c="2"/><text:tab/> <text:s text:c="3"/>house</text:p>
      <text:p text:style-name="P3"><text:tab/>e. Says that he cleaned up the place</text:p>
      <text:p text:style-name="P3"><text:tab/>f. She still doesn't believe her, she says the gods killed the suitors not Odysseus <text:tab/> <text:s text:c="2"/>the he isn't here</text:p>
      <text:p text:style-name="P3"><text:tab/>g. Nurse tells her he saw him with her own eyes</text:p>
      <text:p text:style-name="P3"><text:tab/>h. Says they are being tricked by the gods but she finally agrees to go downstairs</text:p>
      <text:p text:style-name="P3"><text:tab/>I. She sees Odysseus but still doesn't believe her eyes</text:p>
      <text:p text:style-name="P3"><text:tab/>j. Her son yells at her saying that she is rude for not properly acknowledging her <text:tab/> <text:s text:c="2"/>husband</text:p>
      <text:p text:style-name="P3"><text:tab/>k. She says she is stunned and if it was really Odysseus he he would know the <text:tab/> <text:s text:c="3"/>secret signs</text:p>
      <text:p text:style-name="P7"/>
      <text:p text:style-name="P3">This is an important event because it shows how Penelope has been waiting so long for her husband that when she hears news that he has returned, she denies it. She has lost much hope in seeing her true husband again.</text:p>
      <text:p text:style-name="P7"/>
      <text:p text:style-name="P7">II. Odysseus focuses on his priorities</text:p>
      <text:p text:style-name="P3"><text:tab/>a. Odysseus tell <text:span text:style-name="T3">Telémakhos</text:span> not to worry</text:p>
      <text:p text:style-name="P3"><text:tab/>b. He tells him that his wife will not recognize him as the real Odysseus because <text:tab/> <text:s text:c="2"/>he is dirty. </text:p>
      <text:p text:style-name="P3"><text:tab/>c. he mentions there are more important problems among them</text:p>
      <text:p text:style-name="P3"><text:tab/>d. He says they have committed a crime by killing citizens of Ithaca </text:p>
      <text:p text:style-name="P3"><text:tab/>e. Odysseus says that they should bathe and that they should change their <text:tab/> <text:s text:c="4"/>clothes</text:p>
      <text:p text:style-name="P3"><text:tab/>f. He says that the female servants should change as well</text:p>
      <text:p text:style-name="P3"><text:tab/>g. They would play music and dance so people walking by would think they were <text:tab/> <text:s text:c="2"/>celebrating a wedding and surely it would delay the rumor of the killing of the <text:tab/> <text:s text:c="3"/>suitors</text:p>
      <text:p text:style-name="P7"/>
      <text:p text:style-name="P3">This is an important event because it shows how Odysseus still has faith that his wife will recognize him even after being denied. It also shows how he is still focused on the main problem.</text:p>
      <text:p text:style-name="P7"><text:soft-page-break/></text:p>
      <text:p text:style-name="P7">II. Odysseus is rejoiced with his wife</text:p>
      <text:p text:style-name="P3"><text:tab/>a. Odysseus gets bathed and and received fresh clothing and Athena made him <text:tab/> <text:s text:c="2"/>taller and stronger</text:p>
      <text:p text:style-name="P3"><text:tab/>b. Odysseus tells Penelope that he heart is made of iron</text:p>
      <text:p text:style-name="P3"><text:tab/>c. Penelope tells the nurse to take the bed Odysseus built himself and set it up <text:tab/> <text:s text:c="3"/>outside her husband built.</text:p>
      <text:p text:style-name="P3"><text:tab/>d. Odysseus gets furious with the fact that someone has moved his bed</text:p>
      <text:p text:style-name="P5"><text:tab/><text:tab/>“Woman , by heaven you've stung me now! Who dared to move my bed? No <text:tab/>builder had the skill for that unless a god came down to turn the trick. No mortal <text:tab/>in his <text:tab/><text:tab/>best days could budge it with a crowbar. There is our pact and pledge, our secret sign, built into that bed- my handiwork and no one else's!”</text:p>
      <text:p text:style-name="P5">Book 23, Lines 208-215</text:p>
      <text:p text:style-name="P3"><text:tab/>e. Penelope realizes that this is her true husband. </text:p>
      <text:p text:style-name="P3"><text:tab/>f. <text:s/>She ran toward Odysseus and ask for forgiveness </text:p>
      <text:p text:style-name="P3"><text:tab/>g. They cried in each others arms. </text:p>
      <text:p text:style-name="P3"><text:tab/>h. That night they exchange stories and made love</text:p>
      <text:p text:style-name="P3"><text:tab/>I. Athena made the night last longer so they could enjoy their night together.</text:p>
      <text:list xml:id="list2123476985" text:style-name="L1">
        <text:list-item>
          <text:list>
            <text:list-item>
              <text:list>
                <text:list-header>
                  <text:p text:style-name="P6">“The royal pair mingled in love again and afterward lay revelling in stories: hers of the siege her beauty stood at home from arrogant suitors, crowding on her sight, and how they fed their courtship on his cattle, oxen and fat sheep, and dark up rivers of wine out of the vats. Odysseus told of what hard blows he had dealt out to others and of what blows he had taken- all that story. She could not close her eyes till all was told</text:p>
                  <text:p text:style-name="P6">Book 23, Lines 337-347</text:p>
                </text:list-header>
              </text:list>
            </text:list-item>
          </text:list>
        </text:list-item>
      </text:list>
      <text:p text:style-name="P5"/>
      <text:p text:style-name="P3">This was an important event because it shows how smart Penelope really is. It also shows that she has become less vulnerable to imposers, imposing as her husband. It also the first time in the book that the have finally been re united with each other.</text:p>
      <text:p text:style-name="P3"/>
      <text:p text:style-name="P7"/>
      <text:p text:style-name="P7">II. Odysseus leaves for his father</text:p>
      <text:p text:style-name="P3"><text:tab/>a. Odysseus tells Penelope of his plans to greet his father, and tell Penelope to <text:tab/> <text:s text:c="3"/>take the female servants and lock themselves up stairs and never come out.</text:p>
      <text:p text:style-name="P3"><text:tab/>b. Odysseus wakes <text:span text:style-name="T3">Telémakhos</text:span> and Is herdsmen and tells them to suit up</text:p>
      <text:p text:style-name="P3"><text:tab/>c. Penelope tells the nurse to take the bed Odysseus built himself and set it up <text:tab/> <text:s text:c="3"/>outside her husband built.</text:p>
      <text:p text:style-name="P3"><text:tab/>d. They left the house to begin their journey</text:p>
      <text:p text:style-name="P5"><text:tab/><text:tab/>“Now it was broad day but these three men Athena hed in darkness, going before them swiftly from the town.”</text:p>
      <text:p text:style-name="P5">Book 23, Lines 420-422</text:p>
      <text:p text:style-name="P5"/>
      <text:p text:style-name="P4">This is an important event because it shows how Odysseus is still aware of what needs to be done, and he cares for all of his fami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Arial Unicode MS'"/>
    <style:font-face style:name="DejaVu Sans1" svg:font-family="'DejaVu Sans'" style:font-pitch="variable"/>
    <style:font-face style:name="Georgia1" svg:font-family="Georgia" style:font-pitch="variable"/>
    <style:font-face style:name="Linux Libertine Display" svg:font-family="'Linux Libertine Display'"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100%" fo:margin-left="0in" fo:margin-right="0in" fo:margin-top="0in" fo:margin-bottom="0in" style:line-height-at-least="0.0693in" fo:text-align="start" style:justify-single-word="false" fo:orphans="2" fo:widows="2" fo:hyphenation-ladder-count="no-limit" fo:text-indent="0in" style:auto-text-indent="false" style:writing-mode="lr-tb"/>
      <style:text-properties fo:font-variant="normal" fo:text-transform="none" fo:color="#000000" style:text-line-through-style="none" style:text-position="0% 100%" style:font-name="Times New Roman" fo:font-size="12pt" fo:language="en" fo:country="US" fo:font-style="normal" style:text-underline-style="none" fo:font-weight="normal" style:letter-kerning="true" style:font-name-asian="Times New Roman" style:font-size-asian="12pt" style:language-asian="zh" style:country-asian="CN" style:font-style-asian="normal" style:font-weight-asian="normal" style:font-name-complex="Times New Roman" style:font-size-complex="12pt" style:language-complex="hi" style:country-complex="IN" fo:hyphenate="false" fo:hyphenation-remain-char-count="2" fo:hyphenation-push-char-count="2"/>
    </style:style>
    <style:style style:name="Heading_20_1" style:display-name="Heading 1" style:family="paragraph" style:parent-style-name="normal" style:next-style-name="Text_20_body" style:default-outline-level="1" style:class="text">
      <style:paragraph-properties fo:margin-top="0.3335in" fo:margin-bottom="0.0835in" style:line-height-at-least="0.0693in"/>
      <style:text-properties fo:font-size="24pt" fo:font-weight="bold" style:font-size-asian="24pt" style:font-weight-asian="bold"/>
    </style:style>
    <style:style style:name="Heading_20_2" style:display-name="Heading 2" style:family="paragraph" style:parent-style-name="normal" style:next-style-name="Text_20_body" style:default-outline-level="2" style:class="text">
      <style:paragraph-properties fo:margin-top="0.25in" fo:margin-bottom="0.0555in" style:line-height-at-least="0.0693in"/>
      <style:text-properties fo:font-size="18pt" fo:font-weight="bold" style:font-size-asian="18pt" style:font-weight-asian="bold"/>
    </style:style>
    <style:style style:name="Heading_20_3" style:display-name="Heading 3" style:family="paragraph" style:parent-style-name="normal" style:next-style-name="Text_20_body" style:default-outline-level="3" style:class="text">
      <style:paragraph-properties fo:margin-top="0.1945in" fo:margin-bottom="0.0555in" style:line-height-at-least="0.0693in"/>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class="text">
      <style:paragraph-properties fo:margin-top="0.1665in" fo:margin-bottom="0.028in" style:line-height-at-least="0.0693in"/>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class="text">
      <style:paragraph-properties fo:margin-top="0.1528in" fo:margin-bottom="0.028in" style:line-height-at-least="0.0693in"/>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class="text">
      <style:paragraph-properties fo:margin-top="0.139in" fo:margin-bottom="0.028in" style:line-height-at-least="0.0693in"/>
      <style:text-properties fo:font-size="10pt" fo:font-weight="bold" style:font-size-asian="10pt" style:font-weight-asian="bold"/>
    </style:style>
    <style:style style:name="Title" style:family="paragraph" style:parent-style-name="normal" style:next-style-name="Subtitle" style:class="chapter">
      <style:paragraph-properties fo:margin-top="0.3335in" fo:margin-bottom="0.0835in" style:line-height-at-least="0.0693in"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class="chapter">
      <style:paragraph-properties fo:margin-top="0.25in" fo:margin-bottom="0.0555in" style:line-height-at-least="0.0693in"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blanco 2-1.doc.docx</dc:title>
    <meta:editing-duration>P2171DT9H44M33S</meta:editing-duration>
    <dc:date>2012-12-10T12:17:43</dc:date>
    <meta:generator>LibreOffice/3.5$Linux_X86_64 LibreOffice_project/350m1$Build-2</meta:generator>
    <meta:editing-cycles>3</meta:editing-cycles>
    <meta:document-statistic meta:table-count="0" meta:image-count="0" meta:object-count="0" meta:page-count="2" meta:paragraph-count="48" meta:word-count="845" meta:character-count="4645" meta:non-whitespace-character-count="3645"/>
    <meta:user-defined meta:name="Info 1"/>
    <meta:user-defined meta:name="Info 2"/>
    <meta:user-defined meta:name="Info 3"/>
    <meta:user-defined meta:name="Info 4"/>
  </office:meta>
</office:document-meta>
</file>